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cer una página que muestre las imágenes contenidas en los ficheros uno.jpg, dos.jpg, tres.jpg y cuatro.jpg de forma que cada una sustituya a la anterior con una periodicidad de 2 segundos. La página contendrá un botón que permitirá finalizar el proceso. En cada momento la imagen siguiente a mostrar será elegida de forma aleatoria (no la siguiente o la anterior).</text:p>
      <text:p text:style-name="P1"/>
      <text:p text:style-name="P1"/>
      <text:p text:style-name="P1">Crear una página que contenga un formulario con cuatro cuadros de verificación (checkbox) y un botón “Guardar datos” que permitirá guardar en una cookie el estado de los cuadros, que será leído y establecido al cargar la página. La forma el formulario puede ser:</text:p>
      <text:p text:style-name="P1"/>
      <text:p text:style-name="P1">&lt;form name="miFormulario" method="post" action="otraPage.html"&gt;</text:p>
      <text:p text:style-name="P1">&lt;input type="checkbox" name="regalos" value="1" id="balon" &gt;Balón&lt;br /&gt;</text:p>
      <text:p text:style-name="P1">&lt;input type="checkbox" name="regalos" value="2" id="pelota" &gt;Pelota&lt;br /&gt;</text:p>
      <text:p text:style-name="P1">&lt;input type="checkbox" name="regalos" value="3" id="bici" &gt;Bicicleta&lt;br /&gt;</text:p>
      <text:p text:style-name="P1">&lt;input type="checkbox" name="regalos" value="4" id="raqueta" &gt; Raqueta &lt;br /&gt;</text:p>
      <text:p text:style-name="P1">&lt;input type="button" value="Guardar datos" . . .</text:p>
      <text:p text:style-name="P1"/>
      <text:p text:style-name="P1"/>
      <text:p text:style-name="P2">Crear una página que contenga dos clases de estilos: la clase “verde” mostrará un fondo verde y la clase “roja” mostrará un fondo rojo. También contendrá un párrafo con algo de texto que inicialmente pertenecerá a la clase “verde”. Y también contendrá tres botones: “Cambiar clase”, “Cambiar visibilidad” y Cambiar contenido” que permitirán respectivamente cambiar de clase de estilo (si está en verde a roja y viceversa), cambiar la propiedad visibility y cambiar el contenido del párrafo por otro que se pedirá por pantalla/teclado.</text:p>
      <text:p text:style-name="P2"/>
      <text:p text:style-name="P2"/>
      <text:p text:style-name="P2">Mediante el modelo DOM hacer una página que cree una tabla cuyo número de filas, columnas y contenido sea solicitado por pantalla/teclad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03-01T01:13:56</meta:creation-date>
    <dc:date>2015-02-23T10:49:34.164470765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0" meta:word-count="251" meta:character-count="1706" meta:non-whitespace-character-count="1465"/>
  </office:meta>
</office:document-meta>
</file>